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9000000B4F1BFBF0F.png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138000000550BF3BEAA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41C0000020E1095A07A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0B30000008767D58B51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467000002F20EF1D11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8000000E80631DC63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13E000000E180D2752B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6C000001A0867F1F58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31000001C2CE4DC96A.png"/>
  <manifest:file-entry manifest:media-type="image/png" manifest:full-path="Pictures/100000000000041F0000025C1639AB21.png"/>
  <manifest:file-entry manifest:media-type="image/png" manifest:full-path="Pictures/10000000000004AF0000016510687A02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106000000453D7DFD20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1370000005570BDD65A.png"/>
  <manifest:file-entry manifest:media-type="image/png" manifest:full-path="Pictures/100000000000051900000295408E28D6.png"/>
  <manifest:file-entry manifest:media-type="image/png" manifest:full-path="Pictures/100000000000013700000058C5920549.png"/>
  <manifest:file-entry manifest:media-type="image/png" manifest:full-path="Pictures/10000000000001080000006C611E214D.png"/>
  <manifest:file-entry manifest:media-type="image/png" manifest:full-path="Pictures/1000000000000479000002A33C0EC631.png"/>
  <manifest:file-entry manifest:media-type="image/png" manifest:full-path="Pictures/10000000000003F30000020679279C86.png"/>
  <manifest:file-entry manifest:media-type="image/png" manifest:full-path="Pictures/100000000000047F000002ABACBAE8D9.png"/>
  <manifest:file-entry manifest:media-type="image/png" manifest:full-path="Pictures/100000000000047B000002E3C64E07A1.png"/>
  <manifest:file-entry manifest:media-type="image/png" manifest:full-path="Pictures/10000000000001320000005898ECC857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4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0.97cm"/>
    </style:style>
    <style:style style:name="gr26" style:family="graphic" style:parent-style-name="standard">
      <style:graphic-properties draw:stroke="none" svg:stroke-color="#000000" draw:fill="none" draw:fill-color="#ffffff" fo:min-height="10.705cm"/>
    </style:style>
    <style:style style:name="gr27" style:family="graphic" style:parent-style-name="standard">
      <style:graphic-properties draw:stroke="none" svg:stroke-color="#000000" draw:fill="none" draw:fill-color="#ffffff" fo:min-height="1.339cm"/>
    </style:style>
    <style:style style:name="gr28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0.95cm"/>
    </style:style>
    <style:style style:name="gr30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1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2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3" style:family="graphic" style:parent-style-name="standard">
      <style:graphic-properties draw:fill="hatch" draw:fill-color="#ffffff" draw:fill-hatch-name="Blue_20_Crossed_20_45_20_Degrees" draw:fill-hatch-solid="tru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8cm" svg:y1="3.2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4" draw:text-style-name="P1" draw:layer="layout" svg:width="29.818cm" svg:height="19.949cm" svg:x="0.2cm" svg:y="0.051cm">
          <draw:image xlink:href="Pictures/1000000000000467000002F20EF1D110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5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6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7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5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8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9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30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1" draw:text-style-name="P1" draw:layer="controls" svg:width="18.9cm" svg:height="6.1cm" svg:x="5.8cm" svg:y="8cm">
          <text:p/>
        </draw:rect>
        <draw:rect draw:style-name="gr32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1" draw:text-style-name="P1" draw:layer="controls" svg:width="15.4cm" svg:height="4.8cm" svg:x="5.9cm" svg:y="8.9cm">
          <text:p/>
        </draw:rect>
        <draw:rect draw:style-name="gr31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1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1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1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1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1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1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1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1" draw:text-style-name="P1" draw:layer="controls" svg:width="15.9cm" svg:height="3.4cm" svg:x="5.5cm" svg:y="9.7cm">
          <text:p/>
        </draw:rect>
        <draw:rect draw:style-name="gr31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1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1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1" draw:text-style-name="P1" draw:layer="controls" svg:width="16.1cm" svg:height="3.6cm" svg:x="5.3cm" svg:y="9.5cm">
          <text:p/>
        </draw:rect>
        <draw:rect draw:style-name="gr31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1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1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1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1" draw:text-style-name="P1" draw:layer="controls" svg:width="2.5cm" svg:height="0.6cm" svg:x="11.1cm" svg:y="10.9cm">
          <text:p/>
        </draw:rect>
        <draw:rect draw:style-name="gr31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23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31" draw:text-style-name="P1" draw:layer="layout" svg:width="24cm" svg:height="1.4cm" svg:x="0.3cm" svg:y="5.1cm">
          <text:p/>
        </draw:rect>
        <draw:frame draw:style-name="gr23" draw:text-style-name="P1" draw:layer="layout" svg:width="24.214cm" svg:height="4.91cm" svg:x="0.2cm" svg:y="0.29cm">
          <draw:image xlink:href="Pictures/1000000000000478000000E80631DC63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1" draw:text-style-name="P1" draw:layer="layout" svg:width="27.114cm" svg:height="9.926cm" svg:x="0.085cm" svg:y="0.173cm">
          <draw:image xlink:href="Pictures/1000000000000501000001D5FF0FAE61.png" xlink:type="simple" xlink:show="embed" xlink:actuate="onLoad">
            <text:p/>
          </draw:image>
        </draw:frame>
        <draw:rect draw:style-name="gr33" draw:text-style-name="P1" draw:layer="layout" svg:width="27.2cm" svg:height="1.5cm" svg:x="0.2cm" svg:y="9.2cm">
          <text:p/>
        </draw:rect>
      </draw:page>
      <draw:page draw:name="page44" draw:style-name="dp1" draw:master-page-name="Default">
        <draw:frame draw:style-name="gr23" draw:text-style-name="P1" draw:layer="layout" svg:width="22.266cm" svg:height="11.133cm" svg:x="0.101cm" svg:y="0.101cm">
          <draw:image xlink:href="Pictures/100000000000041C0000020E1095A07A.png" xlink:type="simple" xlink:show="embed" xlink:actuate="onLoad">
            <text:p/>
          </draw:image>
        </draw:frame>
      </draw:page>
      <draw:page draw:name="page45" draw:style-name="dp1" draw:master-page-name="Default">
        <draw:frame draw:style-name="gr23" draw:text-style-name="P1" draw:layer="layout" svg:width="21.399cm" svg:height="10.963cm" svg:x="0.1cm" svg:y="0.2cm">
          <draw:image xlink:href="Pictures/10000000000003F30000020679279C86.png" xlink:type="simple" xlink:show="embed" xlink:actuate="onLoad">
            <text:p/>
          </draw:image>
        </draw:frame>
      </draw:page>
      <draw:page draw:name="page46" draw:style-name="dp1" draw:master-page-name="Default">
        <draw:frame draw:style-name="gr23" draw:text-style-name="P1" draw:layer="layout" svg:width="22.711cm" svg:height="9.524cm" svg:x="0.089cm" svg:y="0.1cm">
          <draw:image xlink:href="Pictures/1000000000000431000001C2CE4DC96A.png" xlink:type="simple" xlink:show="embed" xlink:actuate="onLoad">
            <text:p/>
          </draw:image>
        </draw:frame>
      </draw:page>
      <draw:page draw:name="page47" draw:style-name="dp1" draw:master-page-name="Default">
        <draw:frame draw:style-name="gr23" draw:text-style-name="P1" draw:layer="layout" svg:width="3.788cm" svg:height="2.857cm" svg:x="0.112cm" svg:y="0.043cm">
          <draw:image xlink:href="Pictures/10000000000000B30000008767D58B51.png" xlink:type="simple" xlink:show="embed" xlink:actuate="onLoad">
            <text:p/>
          </draw:image>
        </draw:frame>
      </draw:page>
      <draw:page draw:name="page48" draw:style-name="dp1" draw:master-page-name="Default">
        <draw:frame draw:style-name="gr23" draw:text-style-name="P1" draw:layer="layout" svg:width="5.545cm" svg:height="1.46cm" svg:x="0.055cm" svg:y="0.04cm">
          <draw:image xlink:href="Pictures/1000000000000106000000453D7DFD20.png" xlink:type="simple" xlink:show="embed" xlink:actuate="onLoad">
            <text:p/>
          </draw:image>
        </draw:frame>
      </draw:page>
      <draw:page draw:name="page49" draw:style-name="dp1" draw:master-page-name="Default">
        <draw:frame draw:style-name="gr23" draw:text-style-name="P1" draw:layer="layout" svg:width="5.587cm" svg:height="2.285cm" svg:x="0.113cm" svg:y="0.115cm">
          <draw:image xlink:href="Pictures/10000000000001080000006C611E214D.png" xlink:type="simple" xlink:show="embed" xlink:actuate="onLoad">
            <text:p/>
          </draw:image>
        </draw:frame>
      </draw:page>
      <draw:page draw:name="page50" draw:style-name="dp1" draw:master-page-name="Default">
        <draw:frame draw:style-name="gr23" draw:text-style-name="P1" draw:layer="layout" svg:width="6.582cm" svg:height="1.798cm" svg:x="0.118cm" svg:y="0.202cm">
          <draw:image xlink:href="Pictures/10000000000001370000005570BDD65A.png" xlink:type="simple" xlink:show="embed" xlink:actuate="onLoad">
            <text:p/>
          </draw:image>
        </draw:frame>
      </draw:page>
      <draw:page draw:name="page51" draw:style-name="dp1" draw:master-page-name="Default">
        <draw:frame draw:style-name="gr23" draw:text-style-name="P1" draw:layer="layout" svg:width="6.603cm" svg:height="1.798cm" svg:x="0.097cm" svg:y="0.102cm">
          <draw:image xlink:href="Pictures/1000000000000138000000550BF3BEAA.png" xlink:type="simple" xlink:show="embed" xlink:actuate="onLoad">
            <text:p/>
          </draw:image>
        </draw:frame>
      </draw:page>
      <draw:page draw:name="page52" draw:style-name="dp1" draw:master-page-name="Default">
        <draw:frame draw:style-name="gr23" draw:text-style-name="P1" draw:layer="layout" svg:width="6.582cm" svg:height="1.862cm" svg:x="0.202cm" svg:y="0.318cm">
          <draw:image xlink:href="Pictures/100000000000013700000058C5920549.png" xlink:type="simple" xlink:show="embed" xlink:actuate="onLoad">
            <text:p/>
          </draw:image>
        </draw:frame>
      </draw:page>
      <draw:page draw:name="page53" draw:style-name="dp1" draw:master-page-name="Default">
        <draw:frame draw:style-name="gr23" draw:text-style-name="P1" draw:layer="layout" svg:width="6.476cm" svg:height="1.862cm" svg:x="0.2cm" svg:y="0.2cm">
          <draw:image xlink:href="Pictures/10000000000001320000005898ECC857.png" xlink:type="simple" xlink:show="embed" xlink:actuate="onLoad">
            <text:p/>
          </draw:image>
        </draw:frame>
      </draw:page>
      <draw:page draw:name="page54" draw:style-name="dp1" draw:master-page-name="Default">
        <draw:frame draw:style-name="gr23" draw:text-style-name="P1" draw:layer="layout" svg:width="6.624cm" svg:height="3.809cm" svg:x="0.076cm" svg:y="0.091cm">
          <draw:image xlink:href="Pictures/1000000000000139000000B4F1BFBF0F.png" xlink:type="simple" xlink:show="embed" xlink:actuate="onLoad">
            <text:p/>
          </draw:image>
        </draw:frame>
      </draw:page>
      <draw:page draw:name="page55" draw:style-name="dp1" draw:master-page-name="Default">
        <draw:frame draw:style-name="gr23" draw:text-style-name="P1" draw:layer="layout" svg:width="6.73cm" svg:height="4.762cm" svg:x="0.07cm" svg:y="0.038cm">
          <draw:image xlink:href="Pictures/100000000000013E000000E180D2752B.png" xlink:type="simple" xlink:show="embed" xlink:actuate="onLoad">
            <text:p/>
          </draw:image>
        </draw:frame>
      </draw:page>
      <draw:page draw:name="page56" draw:style-name="dp1" draw:master-page-name="Default">
        <draw:frame draw:style-name="gr23" draw:text-style-name="P1" draw:layer="layout" svg:width="29.999cm" svg:height="8.931cm" svg:x="0.001cm" svg:y="5.6cm">
          <draw:image xlink:href="Pictures/10000000000004AF0000016510687A02.png" xlink:type="simple" xlink:show="embed" xlink:actuate="onLoad">
            <text:p/>
          </draw:image>
        </draw:frame>
      </draw:page>
      <draw:page draw:name="page57" draw:style-name="dp1" draw:master-page-name="Default">
        <draw:frame draw:style-name="gr23" draw:text-style-name="P1" draw:layer="layout" svg:width="29.95cm" svg:height="11.006cm" svg:x="0.05cm" svg:y="4.594cm">
          <draw:image xlink:href="Pictures/100000000000046C000001A0867F1F5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7-06-22T13:25:19.17</dc:date>
    <meta:editing-duration>PT10H16M41S</meta:editing-duration>
    <meta:editing-cycles>18</meta:editing-cycles>
    <meta:generator>OpenOffice/4.1.2$Win32 OpenOffice.org_project/412m3$Build-9782</meta:generator>
    <meta:document-statistic meta:object-count="139"/>
  </office:meta>
</office:document-meta>
</file>